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5.3272in"/>
    </style:style>
    <style:style style:name="co5" style:family="table-column">
      <style:table-column-properties fo:break-before="auto" style:column-width="5.2654in"/>
    </style:style>
    <style:style style:name="co7" style:family="table-column">
      <style:table-column-properties fo:break-before="auto" style:column-width="5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3.907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6.7055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2.50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style:font-name="Liberation Sans" fo:font-size="10pt" fo:language="en" fo:country="US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Liberation Sans" style:font-name-asian="DejaVu Sans" style:font-name-complex="DejaVu Sans"/>
    </style:style>
    <style:style style:name="T2" style:family="text">
      <style:text-properties style:font-weight-asian="bold" style:font-weight-complex="bold"/>
    </style:style>
    <style:style style:name="T3" style:family="text">
      <style:text-properties style:font-name="Liberation Sans" style:font-name-asian="DejaVu Sans" style:font-weight-asian="bold" style:font-name-complex="DejaVu Sans" style:font-weight-complex="bold"/>
    </style:style>
    <style:style style:name="T4" style:family="text">
      <style:text-properties style:font-name="Liberation Sans" fo:font-weight="bold" style:font-name-asian="DejaVu Sans" style:font-weight-asian="bold" style:font-name-complex="DejaVu Sans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gestion Control</text:p>
          </table:table-cell>
          <table:table-cell table:style-name="ce4" table:formula="of:=TODAY()" office:value-type="date" office:date-value="2011-05-10">
            <text:p>05/10/11</text:p>
          </table:table-cell>
          <table:table-cell table:number-columns-repeated="1018"/>
        </table:table-row>
        <table:table-row table:style-name="ro2">
          <table:table-cell office:value-type="string">
            <text:p>connect() (ConnectEvent)</text:p>
          </table:table-cell>
          <table:table-cell/>
          <table:table-cell office:value-type="string">
            <text:p>Send SYN [SendPacket];</text:p>
            <text:p>→ SynSent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>
            <text:p>send() (SendEvent)</text:p>
          </table:table-cell>
          <table:table-cell table:style-name="Default"/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>
            <text:p>SendBufferNotFull</text:p>
          </table:table-cell>
          <table:table-cell table:style-name="Default"/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>
            <text:p>SendBufferNotEmpty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3">
          <table:table-cell office:value-type="string">
            <text:p>SendPacket</text:p>
          </table:table-cell>
          <table:table-cell office:value-type="string">
            <text:p>Call Reliability First</text:p>
            <text:p/>
            <text:p>NetworkSend (This happens last)</text:p>
          </table:table-cell>
          <table:table-cell/>
          <table:table-cell table:style-name="Default" office:value-type="string">
            <text:p><text:span text:style-name="T5">THIS MUST HAPPEN FIRST</text:span></text:p>
            <text:p/>
            <text:p>Record sequence number with time it went out (for use with SRTT, RTO).</text:p>
            <text:p/>
            <text:p>If SYN (this could easily mean that variables are not initialized):</text:p>
            <text:p><text:s text:c="2"/>ISS (initial sequence number) ← 1;</text:p>
            <text:p><text:s text:c="2"/>SEG.SEQ ← ISS;</text:p>
            <text:p><text:s text:c="2"/>Insert SEG.SEQ into sequence number field of packet;</text:p>
            <text:p><text:s text:c="2"/>SND.UNA ← ISS;</text:p>
            <text:p><text:s text:c="2"/>SND.NXT ← ISS + 1;</text:p>
            <text:p><text:s text:c="2"/>Save SYN in retransmit buffer;</text:p>
            <text:p/>
            <text:p>If SYN &amp;&amp; ACK:</text:p>
            <text:p><text:s text:c="3"/>SEG.SEQ ← ISS;</text:p>
            <text:p><text:span text:style-name="T1"><text:s text:c="2"/></text:span><text:span text:style-name="T1">Insert SEG.SEQ into sequence number field of packet;</text:span></text:p>
            <text:p><text:s text:c="2"/>SND.NXT ← ISS + 1;</text:p>
            <text:p><text:s text:c="2"/>SND.UNA ← ISS;</text:p>
            <text:p><text:s text:c="2"/>Save SYNACK in retransmit buffer;</text:p>
            <text:p/>
            <text:p>Else:</text:p>
            <text:p><text:s text:c="2"/>packet.SEQ ← SND.NXT;</text:p>
            <text:p><text:s text:c="2"/>packet.ACK ← RCV.NXT;</text:p>
            <text:p><text:s text:c="2"/>packet.isAck ← True;</text:p>
            <text:p><text:s text:c="2"/></text:p>
            <text:p><text:s text:c="2"/></text:p>
          </table:table-cell>
          <table:table-cell table:style-name="Default" table:number-columns-repeated="4"/>
          <table:table-cell table:number-columns-repeated="1016"/>
        </table:table-row>
        <table:table-row table:style-name="ro4">
          <table:table-cell office:value-type="string">
            <text:p>TimerFired</text:p>
          </table:table-cell>
          <table:table-cell/>
          <table:table-cell office:value-type="string">
            <text:p><text:span text:style-name="T2">if state == TimeWait:</text:span></text:p>
            <text:p><text:span text:style-name="T2"><text:s/>→ </text:span><text:span text:style-name="T2">Closed;</text:span></text:p>
            <text:p><text:span text:style-name="T2"><text:s/></text:span><text:span text:style-name="T2">Dispatch [DeleteSocketEvent];</text:span>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>
            <text:p>ResendPacket</text:p>
          </table:table-cell>
          <table:table-cell table:style-name="Default"/>
          <table:table-cell/>
          <table:table-cell table:style-name="Default" table:number-columns-repeated="5"/>
          <table:table-cell table:number-columns-repeated="1016"/>
        </table:table-row>
        <table:table-row table:style-name="ro5">
          <table:table-cell office:value-type="string">
            <text:p>NetworkReceivePacket</text:p>
          </table:table-cell>
          <table:table-cell table:style-name="Default" office:value-type="string">
            <text:p>If ACK &amp;&amp; SND.UNA &lt;= SEG.ACK &lt;= SND.NXT:</text:p>
            <text:p><text:s text:c="2"/>Valid ack</text:p>
            <text:p>Else:</text:p>
            <text:p><text:s/>Return;</text:p>
            <text:p/>
            <text:p/>
            <text:p/>
            <text:p># this is the validity checks defined on page 69 of the RFC 793.</text:p>
            <text:p># the only other thing this check will need to do is if no context exists (we are in the Accept state),</text:p>
            <text:p># return true</text:p>
            <text:p>If NOT R.is_valid(window size):</text:p>
            <text:p><text:s text:c="4"/>Send ack</text:p>
            <text:p><text:s text:c="4"/>Return;</text:p>
            <text:p/>
            <text:p>If a segment's contents straddle the boundary between old and new, only the new parts should be processed.</text:p>
            <text:p/>
            <text:p><text:span text:style-name="T1">Reliability()</text:span></text:p>
            <text:p>connection_manager()</text:p>
            <text:p/>
            <text:p># check to see if we are in established</text:p>
            <text:p>If can_send() &amp;&amp; if SND.UNA &lt; SEG.ACK &lt;= SND.NXT:</text:p>
            <text:p><text:s text:c="2"/>congestion_control()</text:p>
            <text:p/>
            <text:p/>
          </table:table-cell>
          <table:table-cell office:value-type="string">
            <text:p>if SynAck &amp;&amp; state == SynSent:</text:p>
            <text:p><text:s/>→ Established;</text:p>
            <text:p><text:span text:style-name="T1"><text:s/></text:span><text:span text:style-name="T1">Create Packet;</text:span></text:p>
            <text:p><text:span text:style-name="T1"><text:s/></text:span><text:span text:style-name="T1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 (put packet in CEE?)</text:p>
            <text:p/>
            <text:p><text:span text:style-name="T1"/></text:p>
            <text:p/>
            <text:p><text:span text:style-name="T2">If Fin &amp;&amp; state == Established:</text:span></text:p>
            <text:p><text:span text:style-name="T2"><text:s/>→ </text:span><text:span text:style-name="T2">CloseWait;</text:span></text:p>
            <text:p><text:span text:style-name="T2"><text:s/></text:span><text:span text:style-name="T3">Create Packet; (ACK)</text:span></text:p>
            <text:p><text:span text:style-name="T3"><text:s/></text:span><text:span text:style-name="T3">Dispatch [SendPacket];</text:span></text:p>
            <text:p><text:span text:style-name="T3"><text:s/></text:span><text:span text:style-name="T3">Dispatch [ResponseEvent] (so we can stop calling recv(), send())</text:span></text:p>
            <text:p><text:span text:style-name="T3"/></text:p>
            <text:p><text:span text:style-name="T3">If FinAck &amp;&amp; state == FinWait1</text:span><text:span text:style-name="T3"> </text:span><text:span text:style-name="T4">&amp;&amp; resend buffer is empty</text:span><text:span text:style-name="T4">:</text:span></text:p>
            <text:p><text:span text:style-name="T3"><text:s/>→ </text:span><text:span text:style-name="T3">TimeWait;</text:span></text:p>
            <text:p><text:span text:style-name="T3"><text:s/></text:span><text:span text:style-name="T3">CreatePacket; (ACK)</text:span></text:p>
            <text:p><text:span text:style-name="T3"><text:s/></text:span><text:span text:style-name="T3">Dispatch [SendPacket];</text:span></text:p>
            <text:p><text:span text:style-name="T3"/></text:p>
            <text:p><text:span text:style-name="T3">If Ack &amp;&amp; state == FinWait1 </text:span><text:span text:style-name="T4">&amp;&amp; resend buffer is empty:</text:span></text:p>
            <text:p><text:span text:style-name="T3"><text:s/>→ </text:span><text:span text:style-name="T3">FinWait2;</text:span></text:p>
            <text:p><text:span text:style-name="T3"/></text:p>
            <text:p><text:span text:style-name="T3">If Fin &amp;&amp; state == FinWait2:</text:span></text:p>
            <text:p><text:span text:style-name="T3"><text:s/>→ </text:span><text:span text:style-name="T3">TimeWait;</text:span></text:p>
            <text:p><text:span text:style-name="T3"><text:s/></text:span><text:span text:style-name="T3">(On enter of TimeWait, set a timer for 2 MSL)</text:span></text:p>
            <text:p><text:span text:style-name="T3"><text:s/></text:span><text:span text:style-name="T3">CreatePacket; (ACK)</text:span></text:p>
            <text:p><text:span text:style-name="T3"><text:s/></text:span><text:span text:style-name="T3">[SendPacket];</text:span></text:p>
            <text:p><text:span text:style-name="T3"/></text:p>
            <text:p><text:span text:style-name="T3">If pure ACK &amp;&amp; state == LastAck </text:span><text:span text:style-name="T4">&amp;&amp; resend buffer is empty</text:span><text:span text:style-name="T3">:</text:span></text:p>
            <text:p><text:span text:style-name="T3"><text:s/></text:span><text:span text:style-name="T3">Dispatch [DeleteSocket];</text:span></text:p>
            <text:p><text:span text:style-name="T3"><text:s/>→ </text:span><text:span text:style-name="T3">Closed</text:span></text:p>
          </table:table-cell>
          <table:table-cell table:style-name="Default" office:value-type="string">
            <text:p>(p. 41) Measure the elapsed time between sending a data octet with a particular</text:p>
            <text:p>sequence number and receiving an ack that covers that sequence number.</text:p>
            <text:p>(Segments sent do not have to match segments received.)</text:p>
            <text:p><text:s text:c="2"/>update SRTT</text:p>
            <text:p><text:s text:c="2"/>Update RTO</text:p>
            <text:p><text:s text:c="2"/>Remove sequence number with time it went out from memory (retransmit buffer?)</text:p>
            <text:p><text:s text:c="2"/></text:p>
            <text:p>If SYN (no context) &amp;&amp; ACK:</text:p>
            <text:p><text:s text:c="2"/>RCV.NXT ← SEG.SEQ + 1;</text:p>
            <text:p><text:s text:c="2"/>IRS ← SEG.SEQ;</text:p>
            <text:p><text:s text:c="2"/>SND.UNA ← SEG.ACK (if it is an ack); # this may be the same as below</text:p>
            <text:p><text:s text:c="2"/>Remove anything from retransmission queue which is ack'ed;</text:p>
            <text:p/>
            <text:p>If ACK &amp;&amp; SND.UNA &lt; SEG.ACK &lt;= SND.NXT:</text:p>
            <text:p><text:s text:c="2"/>SND.UNA ← SEG.ACK;</text:p>
            <text:p><text:s text:c="2"/>Remove all segments completely acknowledged from retransmission queue</text:p>
            <text:p/>
            <text:p>Else If SEG.ACK &gt; SND.NXT</text:p>
            <text:p><text:s text:c="2"/>Send an ack</text:p>
            <text:p><text:s text:c="2"/>Return</text:p>
            <text:p/>
            <text:p># Duplicate strictly less than SND.UNA</text:p>
            <text:p><text:span text:style-name="T1">Else if ACK &amp;&amp; SEG.ACK &lt; SND.UNA:</text:span></text:p>
            <text:p><text:s text:c="2"/>Ignore</text:p>
            <text:p/>
            <text:p>If data:</text:p>
            <text:p><text:s text:c="2"/>Save data in receive buffer;</text:p>
            <text:p><text:s text:c="2"/>[ReceiveBufferNotEmpty];</text:p>
          </table:table-cell>
          <table:table-cell table:style-name="Default" office:value-type="string">
            <text:p># update the send window</text:p>
            <text:p># see page 72 for details on variable definitions</text:p>
            <text:p># what about circular space? <text:s/>tcp.py does not consider it</text:p>
            <text:p>If SND.WL1 &lt; SEG.SEG || (SND.WL1 == SEG.SEQ &amp;&amp; SND.WL2 &lt;= SEG.ACK)):</text:p>
            <text:p><text:s text:c="2"/>SND.WND ← SEG.WND;</text:p>
            <text:p><text:s text:c="2"/>SND.WL1 ← SEG.SEQ;</text:p>
            <text:p><text:s text:c="2"/>SND.WL2 ← SEG.ACK;</text:p>
            <text:p/>
            <text:p>Send as much data as we can</text:p>
          </table:table-cell>
          <table:table-cell table:style-name="Default" table:number-columns-repeated="3"/>
          <table:table-cell table:number-columns-repeated="1016"/>
        </table:table-row>
        <table:table-row table:style-name="ro6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1022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connect())</text:p>
          </table:table-cell>
          <table:table-cell table:number-columns-repeated="1022"/>
        </table:table-row>
        <table:table-row table:style-name="ro1">
          <table:table-cell office:value-type="string">
            <text:p>ReceiveBufferNotEmpty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>
            <text:p>ReceiveBufferNotFull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recv() (ReceiveEvent)</text:p>
          </table:table-cell>
          <table:table-cell table:style-name="Default"/>
          <table:table-cell table:number-columns-repeated="1022"/>
        </table:table-row>
        <table:table-row table:style-name="ro7">
          <table:table-cell table:style-name="ce3" office:value-type="string">
            <text:p>CloseEvent</text:p>
          </table:table-cell>
          <table:table-cell table:style-name="Default"/>
          <table:table-cell table:style-name="ce3" office:value-type="string">
            <text:p>if send buffer is empty &amp;&amp; state == Established:</text:p>
            <text:p><text:s/>→ FinWait1;</text:p>
            <text:p><text:s/>Create Packet;</text:p>
            <text:p><text:s/>Set Fin bit;</text:p>
            <text:p><text:s/>[SendPacket];</text:p>
            <text:p/>
            <text:p>If state == CloseWait:</text:p>
            <text:p><text:s/>→ LastAck;</text:p>
            <text:p><text:s/>Create Packet;</text:p>
            <text:p><text:s/>Set Fin bit;</text:p>
            <text:p><text:s/>[SendPacket];</text:p>
            <text:p/>
            <text:p>If state == Accept:</text:p>
            <text:p><text:s/>→ Closed</text:p>
            <text:p><text:s/>dispatch[DeleteSocketEvent]</text:p>
            <text:p/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string">
            <text:p>DeleteSocket</text:p>
          </table:table-cell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8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0">05/10/2011</text:date>, <text:time>14:2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5-10T14:25:57</dc:date>
    <dc:creator>Randy Buck</dc:creator>
    <meta:editing-duration>PT464H52M14S</meta:editing-duration>
    <meta:editing-cycles>168</meta:editing-cycles>
    <meta:generator>OpenOffice.org/3.2$Unix OpenOffice.org_project/320m12$Build-9483</meta:generator>
    <meta:printed-by>Randy Buck</meta:printed-by>
    <meta:print-date>2011-05-09T13:54:16</meta:print-date>
    <meta:document-statistic meta:table-count="3" meta:cell-count="32" meta:object-count="0"/>
  </office:meta>
</office:document-meta>
</file>